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83.68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2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rror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ão foi possível cadastrar os participantes abaixo</text:p>
          </table:table-cell>
          <table:covered-table-cell table:style-name="ce5"/>
          <table:covered-table-cell table:style-name="ce7"/>
          <table:table-cell/>
        </table:table-row>
        <table:table-row table:style-name="ro1">
          <table:table-cell table:style-name="ce2" office:value-type="string" calcext:value-type="string">
            <text:p>Participante</text:p>
          </table:table-cell>
          <table:table-cell table:style-name="ce2" office:value-type="string" calcext:value-type="string">
            <text:p>Minicurso</text:p>
          </table:table-cell>
          <table:table-cell table:style-name="ce2" office:value-type="string" calcext:value-type="string">
            <text:p>Código do Certificado (Gerado Automaticamente)</text:p>
          </table:table-cell>
          <table:table-cell/>
        </table:table-row>
        <table:table-row table:style-name="ro1">
          <table:table-cell office:value-type="string" calcext:value-type="string">
            <text:p>amaro Pacheco Ferreira Junior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0" calcext:value-type="float">
            <text:p>20200</text:p>
          </table:table-cell>
          <table:table-cell/>
        </table:table-row>
        <table:table-row table:style-name="ro1">
          <table:table-cell office:value-type="string" calcext:value-type="string">
            <text:p>Bernardo Schmidt Faquer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2" calcext:value-type="float">
            <text:p>20202</text:p>
          </table:table-cell>
          <table:table-cell/>
        </table:table-row>
        <table:table-row table:style-name="ro1">
          <table:table-cell office:value-type="string" calcext:value-type="string">
            <text:p>douglas alves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7" calcext:value-type="float">
            <text:p>20207</text:p>
          </table:table-cell>
          <table:table-cell/>
        </table:table-row>
        <table:table-row table:style-name="ro1">
          <table:table-cell office:value-type="string" calcext:value-type="string">
            <text:p>Felipe Guimarães de Souza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8" calcext:value-type="float">
            <text:p>20208</text:p>
          </table:table-cell>
          <table:table-cell/>
        </table:table-row>
        <table:table-row table:style-name="ro1">
          <table:table-cell office:value-type="string" calcext:value-type="string">
            <text:p>Jorge Amado II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14" calcext:value-type="float">
            <text:p>202014</text:p>
          </table:table-cell>
          <table:table-cell/>
        </table:table-row>
        <table:table-row table:style-name="ro1">
          <table:table-cell office:value-type="string" calcext:value-type="string">
            <text:p>Josué Nascimento Rocha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15" calcext:value-type="float">
            <text:p>202015</text:p>
          </table:table-cell>
          <table:table-cell/>
        </table:table-row>
        <table:table-row table:style-name="ro1">
          <table:table-cell office:value-type="string" calcext:value-type="string">
            <text:p>Kauã Evandro Soares Vieira Fernandes</text:p>
          </table:table-cell>
          <table:table-cell office:value-type="string" calcext:value-type="string">
            <text:p><text:s/>Manutenção Automo</text:p>
          </table:table-cell>
          <table:table-cell office:value-type="float" office:value="202016" calcext:value-type="float">
            <text:p>202016</text:p>
          </table:table-cell>
          <table:table-cell/>
        </table:table-row>
        <table:table-row table:style-name="ro1">
          <table:table-cell office:value-type="string" calcext:value-type="string">
            <text:p>MAYARA DA SILVA SOARES</text:p>
          </table:table-cell>
          <table:table-cell office:value-type="string" calcext:value-type="string">
            <text:p><text:s/>Controle e monitoramento de poluentes</text:p>
          </table:table-cell>
          <table:table-cell office:value-type="float" office:value="202049" calcext:value-type="float">
            <text:p>202049</text:p>
          </table:table-cell>
          <table:table-cell/>
        </table:table-row>
        <table:table-row table:style-name="ro1">
          <table:table-cell office:value-type="string" calcext:value-type="string">
            <text:p>Tamires Gomes Silva</text:p>
          </table:table-cell>
          <table:table-cell office:value-type="string" calcext:value-type="string">
            <text:p><text:s/>Controle e monitoramento de poluentes</text:p>
          </table:table-cell>
          <table:table-cell office:value-type="float" office:value="202051" calcext:value-type="float">
            <text:p>202051</text:p>
          </table:table-cell>
          <table:table-cell/>
        </table:table-row>
        <table:table-row table:style-name="ro1">
          <table:table-cell office:value-type="string" calcext:value-type="string">
            <text:p>Bernardo Schmidt Faquer</text:p>
          </table:table-cell>
          <table:table-cell office:value-type="string" calcext:value-type="string">
            <text:p><text:s/>Controle e monitoramento de poluentes</text:p>
          </table:table-cell>
          <table:table-cell office:value-type="float" office:value="202059" calcext:value-type="float">
            <text:p>202059</text:p>
          </table:table-cell>
          <table:table-cell/>
        </table:table-row>
        <table:table-row table:style-name="ro1">
          <table:table-cell office:value-type="string" calcext:value-type="string">
            <text:p>Karina da Silva Pereira Azeredo</text:p>
          </table:table-cell>
          <table:table-cell office:value-type="string" calcext:value-type="string">
            <text:p><text:s/>Controle e monitoramento de poluentes</text:p>
          </table:table-cell>
          <table:table-cell office:value-type="float" office:value="202069" calcext:value-type="float">
            <text:p>202069</text:p>
          </table:table-cell>
          <table:table-cell/>
        </table:table-row>
        <table:table-row table:style-name="ro1">
          <table:table-cell office:value-type="string" calcext:value-type="string">
            <text:p>Luana Rangel de Souza</text:p>
          </table:table-cell>
          <table:table-cell office:value-type="string" calcext:value-type="string">
            <text:p><text:s/>Controle e monitoramento de poluentes</text:p>
          </table:table-cell>
          <table:table-cell office:value-type="float" office:value="202070" calcext:value-type="float">
            <text:p>202070</text:p>
          </table:table-cell>
          <table:table-cell/>
        </table:table-row>
        <table:table-row table:style-name="ro1">
          <table:table-cell office:value-type="string" calcext:value-type="string">
            <text:p>LETICIA DA SILVA FERREIRA</text:p>
          </table:table-cell>
          <table:table-cell office:value-type="string" calcext:value-type="string">
            <text:p><text:s/>Controle e monitoramento de poluentes</text:p>
          </table:table-cell>
          <table:table-cell office:value-type="float" office:value="202083" calcext:value-type="float">
            <text:p>202083</text:p>
          </table:table-cell>
          <table:table-cell/>
        </table:table-row>
        <table:table-row table:style-name="ro1">
          <table:table-cell office:value-type="string" calcext:value-type="string">
            <text:p>Letícia da Silva Adolfo Simões</text:p>
          </table:table-cell>
          <table:table-cell office:value-type="string" calcext:value-type="string">
            <text:p><text:s/>Ações e estratégias gerenciais</text:p>
          </table:table-cell>
          <table:table-cell office:value-type="float" office:value="2020112" calcext:value-type="float">
            <text:p>2020112</text:p>
          </table:table-cell>
          <table:table-cell/>
        </table:table-row>
        <table:table-row table:style-name="ro1">
          <table:table-cell office:value-type="string" calcext:value-type="string">
            <text:p>Sara Vilaça Faria</text:p>
          </table:table-cell>
          <table:table-cell office:value-type="string" calcext:value-type="string">
            <text:p><text:s/>Ações e estratégias gerenciais</text:p>
          </table:table-cell>
          <table:table-cell office:value-type="float" office:value="2020114" calcext:value-type="float">
            <text:p>2020114</text:p>
          </table:table-cell>
          <table:table-cell/>
        </table:table-row>
        <table:table-row table:style-name="ro1">
          <table:table-cell office:value-type="string" calcext:value-type="string">
            <text:p>Mariana Venancio dos Santos</text:p>
          </table:table-cell>
          <table:table-cell office:value-type="string" calcext:value-type="string">
            <text:p><text:s/>Ações e estratégias gerenciais</text:p>
          </table:table-cell>
          <table:table-cell office:value-type="float" office:value="2020115" calcext:value-type="float">
            <text:p>2020115</text:p>
          </table:table-cell>
          <table:table-cell/>
        </table:table-row>
        <table:table-row table:style-name="ro1">
          <table:table-cell office:value-type="string" calcext:value-type="string">
            <text:p>Mariana Rodrigues de Freitas</text:p>
          </table:table-cell>
          <table:table-cell office:value-type="string" calcext:value-type="string">
            <text:p><text:s/>Ações e estratégias gerenciais</text:p>
          </table:table-cell>
          <table:table-cell office:value-type="float" office:value="2020116" calcext:value-type="float">
            <text:p>2020116</text:p>
          </table:table-cell>
          <table:table-cell/>
        </table:table-row>
        <table:table-row table:style-name="ro1">
          <table:table-cell office:value-type="string" calcext:value-type="string">
            <text:p>Jeane Fernandes Soares</text:p>
          </table:table-cell>
          <table:table-cell office:value-type="string" calcext:value-type="string">
            <text:p><text:s/>Ações e estratégias gerenciais</text:p>
          </table:table-cell>
          <table:table-cell office:value-type="float" office:value="2020121" calcext:value-type="float">
            <text:p>2020121</text:p>
          </table:table-cell>
          <table:table-cell/>
        </table:table-row>
        <table:table-row table:style-name="ro1">
          <table:table-cell office:value-type="string" calcext:value-type="string">
            <text:p>Karen Elesbão Bernardo</text:p>
          </table:table-cell>
          <table:table-cell office:value-type="string" calcext:value-type="string">
            <text:p><text:s/>Ações e estratégias gerenciais</text:p>
          </table:table-cell>
          <table:table-cell office:value-type="float" office:value="2020126" calcext:value-type="float">
            <text:p>2020126</text:p>
          </table:table-cell>
          <table:table-cell/>
        </table:table-row>
        <table:table-row table:style-name="ro1">
          <table:table-cell office:value-type="string" calcext:value-type="string">
            <text:p>Jessica Kely Soares de Meneses</text:p>
          </table:table-cell>
          <table:table-cell office:value-type="string" calcext:value-type="string">
            <text:p><text:s/>Composição, arranjo e direção musical</text:p>
          </table:table-cell>
          <table:table-cell office:value-type="float" office:value="2020140" calcext:value-type="float">
            <text:p>2020140</text:p>
          </table:table-cell>
          <table:table-cell/>
        </table:table-row>
        <table:table-row table:style-name="ro1">
          <table:table-cell office:value-type="string" calcext:value-type="string">
            <text:p>Alexandre Vinícius couto da Rocha</text:p>
          </table:table-cell>
          <table:table-cell office:value-type="string" calcext:value-type="string">
            <text:p><text:s/>Composição, arranjo e direção musical</text:p>
          </table:table-cell>
          <table:table-cell office:value-type="float" office:value="2020144" calcext:value-type="float">
            <text:p>2020144</text:p>
          </table:table-cell>
          <table:table-cell/>
        </table:table-row>
        <table:table-row table:style-name="ro1">
          <table:table-cell office:value-type="string" calcext:value-type="string">
            <text:p>NEILA FABER DA SILVA PRUCOLI</text:p>
          </table:table-cell>
          <table:table-cell office:value-type="string" calcext:value-type="string">
            <text:p><text:s/>Elaboração, aplicação</text:p>
          </table:table-cell>
          <table:table-cell office:value-type="float" office:value="2020181" calcext:value-type="float">
            <text:p>2020181</text:p>
          </table:table-cell>
          <table:table-cell/>
        </table:table-row>
        <table:table-row table:style-name="ro1">
          <table:table-cell office:value-type="string" calcext:value-type="string">
            <text:p>Rafael Castro</text:p>
          </table:table-cell>
          <table:table-cell office:value-type="string" calcext:value-type="string">
            <text:p><text:s/>Elaboração, aplicação</text:p>
          </table:table-cell>
          <table:table-cell office:value-type="float" office:value="2020184" calcext:value-type="float">
            <text:p>2020184</text:p>
          </table:table-cell>
          <table:table-cell/>
        </table:table-row>
        <table:table-row table:style-name="ro1">
          <table:table-cell office:value-type="string" calcext:value-type="string">
            <text:p>Jorge Amado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195" calcext:value-type="float">
            <text:p>2020195</text:p>
          </table:table-cell>
          <table:table-cell/>
        </table:table-row>
        <table:table-row table:style-name="ro1">
          <table:table-cell office:value-type="string" calcext:value-type="string">
            <text:p>Kauã Evandro Soares Vieira Fernandes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198" calcext:value-type="float">
            <text:p>2020198</text:p>
          </table:table-cell>
          <table:table-cell/>
        </table:table-row>
        <table:table-row table:style-name="ro1">
          <table:table-cell office:value-type="string" calcext:value-type="string">
            <text:p>Janaina Bentes Coelho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199" calcext:value-type="float">
            <text:p>2020199</text:p>
          </table:table-cell>
          <table:table-cell/>
        </table:table-row>
        <table:table-row table:style-name="ro1">
          <table:table-cell office:value-type="string" calcext:value-type="string">
            <text:p>Rafael Siqueira Pessanha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204" calcext:value-type="float">
            <text:p>2020204</text:p>
          </table:table-cell>
          <table:table-cell/>
        </table:table-row>
        <table:table-row table:style-name="ro1">
          <table:table-cell office:value-type="string" calcext:value-type="string">
            <text:p>Nayara Chriscilan de Oliveira Peixoto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213" calcext:value-type="float">
            <text:p>2020213</text:p>
          </table:table-cell>
          <table:table-cell/>
        </table:table-row>
        <table:table-row table:style-name="ro1">
          <table:table-cell office:value-type="string" calcext:value-type="string">
            <text:p>Tiago Ritter Pessanha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219" calcext:value-type="float">
            <text:p>2020219</text:p>
          </table:table-cell>
          <table:table-cell/>
        </table:table-row>
        <table:table-row table:style-name="ro1">
          <table:table-cell office:value-type="string" calcext:value-type="string">
            <text:p>Mateus dos Santos Vieira Castelo</text:p>
          </table:table-cell>
          <table:table-cell office:value-type="string" calcext:value-type="string">
            <text:p><text:s/>Introdução à Linguagem Python</text:p>
          </table:table-cell>
          <table:table-cell office:value-type="float" office:value="2020222" calcext:value-type="float">
            <text:p>2020222</text:p>
          </table:table-cell>
          <table:table-cell/>
        </table:table-row>
        <table:table-row table:style-name="ro1">
          <table:table-cell office:value-type="string" calcext:value-type="string">
            <text:p>Gabriel da Silva Alves</text:p>
          </table:table-cell>
          <table:table-cell office:value-type="string" calcext:value-type="string">
            <text:p><text:s/>O que devo fazer para controlar minha vida</text:p>
          </table:table-cell>
          <table:table-cell office:value-type="float" office:value="2020249" calcext:value-type="float">
            <text:p>2020249</text:p>
          </table:table-cell>
          <table:table-cell/>
        </table:table-row>
        <table:table-row table:style-name="ro1">
          <table:table-cell office:value-type="string" calcext:value-type="string">
            <text:p>Mariana Nunes Mendonça</text:p>
          </table:table-cell>
          <table:table-cell office:value-type="string" calcext:value-type="string">
            <text:p><text:s/>O que devo fazer para controlar minha vida</text:p>
          </table:table-cell>
          <table:table-cell office:value-type="float" office:value="2020261" calcext:value-type="float">
            <text:p>2020261</text:p>
          </table:table-cell>
          <table:table-cell/>
        </table:table-row>
        <table:table-row table:style-name="ro1">
          <table:table-cell office:value-type="string" calcext:value-type="string">
            <text:p>Karen Elesbão Bernardo</text:p>
          </table:table-cell>
          <table:table-cell office:value-type="string" calcext:value-type="string">
            <text:p><text:s/>Saúde do Homem: políticas, ações</text:p>
          </table:table-cell>
          <table:table-cell office:value-type="float" office:value="2020280" calcext:value-type="float">
            <text:p>2020280</text:p>
          </table:table-cell>
          <table:table-cell/>
        </table:table-row>
        <table:table-row table:style-name="ro1">
          <table:table-cell office:value-type="string" calcext:value-type="string">
            <text:p>Sara Vilaça Faria</text:p>
          </table:table-cell>
          <table:table-cell office:value-type="string" calcext:value-type="string">
            <text:p><text:s/>Saúde do Homem: políticas, ações</text:p>
          </table:table-cell>
          <table:table-cell office:value-type="float" office:value="2020286" calcext:value-type="float">
            <text:p>2020286</text:p>
          </table:table-cell>
          <table:table-cell/>
        </table:table-row>
        <table:table-row table:style-name="ro1">
          <table:table-cell office:value-type="string" calcext:value-type="string">
            <text:p>Andressa da Silva Medeiros</text:p>
          </table:table-cell>
          <table:table-cell office:value-type="string" calcext:value-type="string">
            <text:p><text:s/>Saúde do Homem: políticas, ações</text:p>
          </table:table-cell>
          <table:table-cell office:value-type="float" office:value="2020293" calcext:value-type="float">
            <text:p>2020293</text:p>
          </table:table-cell>
          <table:table-cell/>
        </table:table-row>
        <table:table-row table:style-name="ro1">
          <table:table-cell office:value-type="string" calcext:value-type="string">
            <text:p>Mariana Venancio dos Santos</text:p>
          </table:table-cell>
          <table:table-cell office:value-type="string" calcext:value-type="string">
            <text:p><text:s/>Saúde do Homem: políticas, ações</text:p>
          </table:table-cell>
          <table:table-cell office:value-type="float" office:value="2020295" calcext:value-type="float">
            <text:p>2020295</text:p>
          </table:table-cell>
          <table:table-cell/>
        </table:table-row>
        <table:table-row table:style-name="ro1">
          <table:table-cell office:value-type="string" calcext:value-type="string">
            <text:p>Heliza de Melo Castro</text:p>
          </table:table-cell>
          <table:table-cell office:value-type="string" calcext:value-type="string">
            <text:p><text:s/>Saúde do Homem: políticas, ações</text:p>
          </table:table-cell>
          <table:table-cell office:value-type="float" office:value="2020301" calcext:value-type="float">
            <text:p>2020301</text:p>
          </table:table-cell>
          <table:table-cell/>
        </table:table-row>
        <table:table-row table:style-name="ro1">
          <table:table-cell office:value-type="string" calcext:value-type="string">
            <text:p>Helena Almeida de Menezes</text:p>
          </table:table-cell>
          <table:table-cell office:value-type="string" calcext:value-type="string">
            <text:p><text:s/>Top Tips for ENEM</text:p>
          </table:table-cell>
          <table:table-cell office:value-type="float" office:value="2020309" calcext:value-type="float">
            <text:p>2020309</text:p>
          </table:table-cell>
          <table:table-cell/>
        </table:table-row>
        <table:table-row table:style-name="ro1">
          <table:table-cell office:value-type="string" calcext:value-type="string">
            <text:p>Mariana Gomes Da Silva Campos</text:p>
          </table:table-cell>
          <table:table-cell office:value-type="string" calcext:value-type="string">
            <text:p><text:s/>Top Tips for ENEM</text:p>
          </table:table-cell>
          <table:table-cell office:value-type="float" office:value="2020315" calcext:value-type="float">
            <text:p>2020315</text:p>
          </table:table-cell>
          <table:table-cell/>
        </table:table-row>
        <table:table-row table:style-name="ro1">
          <table:table-cell office:value-type="string" calcext:value-type="string">
            <text:p>Jorge Amado II</text:p>
          </table:table-cell>
          <table:table-cell office:value-type="string" calcext:value-type="string">
            <text:p><text:s/>Cabeamento estruturado</text:p>
          </table:table-cell>
          <table:table-cell office:value-type="float" office:value="2020340" calcext:value-type="float">
            <text:p>2020340</text:p>
          </table:table-cell>
          <table:table-cell/>
        </table:table-row>
        <table:table-row table:style-name="ro1">
          <table:table-cell office:value-type="string" calcext:value-type="string">
            <text:p>Sérgio Júnior</text:p>
          </table:table-cell>
          <table:table-cell office:value-type="string" calcext:value-type="string">
            <text:p><text:s/>Contaminação de ecossistemas</text:p>
          </table:table-cell>
          <table:table-cell office:value-type="float" office:value="2020362" calcext:value-type="float">
            <text:p>2020362</text:p>
          </table:table-cell>
          <table:table-cell/>
        </table:table-row>
        <table:table-row table:style-name="ro1">
          <table:table-cell table:style-name="ce4" office:value-type="string" calcext:value-type="string">
            <text:p>Sabrina Souza de Almeida Amaral</text:p>
          </table:table-cell>
          <table:table-cell office:value-type="string" calcext:value-type="string">
            <text:p><text:s/>Contaminação de ecossistemas</text:p>
          </table:table-cell>
          <table:table-cell office:value-type="float" office:value="2020372" calcext:value-type="float">
            <text:p>2020372</text:p>
          </table:table-cell>
          <table:table-cell/>
        </table:table-row>
        <table:table-row table:style-name="ro1">
          <table:table-cell office:value-type="string" calcext:value-type="string">
            <text:p>Mariana Gomes da Silva Campos</text:p>
          </table:table-cell>
          <table:table-cell office:value-type="string" calcext:value-type="string">
            <text:p><text:s/>Da Arte Barroca à Contemporânea</text:p>
          </table:table-cell>
          <table:table-cell office:value-type="float" office:value="2020396" calcext:value-type="float">
            <text:p>2020396</text:p>
          </table:table-cell>
          <table:table-cell/>
        </table:table-row>
        <table:table-row table:style-name="ro1">
          <table:table-cell office:value-type="string" calcext:value-type="string">
            <text:p>Laisa dos Santos Caetano</text:p>
          </table:table-cell>
          <table:table-cell office:value-type="string" calcext:value-type="string">
            <text:p><text:s/>Da Arte Barroca à Contemporânea</text:p>
          </table:table-cell>
          <table:table-cell office:value-type="float" office:value="2020409" calcext:value-type="float">
            <text:p>2020409</text:p>
          </table:table-cell>
          <table:table-cell/>
        </table:table-row>
        <table:table-row table:style-name="ro1">
          <table:table-cell office:value-type="string" calcext:value-type="string">
            <text:p>JOAO GABRIEL SILVA ANDRE</text:p>
          </table:table-cell>
          <table:table-cell office:value-type="string" calcext:value-type="string">
            <text:p><text:s/>Da Arte Barroca à Contemporânea</text:p>
          </table:table-cell>
          <table:table-cell office:value-type="float" office:value="2020416" calcext:value-type="float">
            <text:p>2020416</text:p>
          </table:table-cell>
          <table:table-cell/>
        </table:table-row>
        <table:table-row table:style-name="ro1">
          <table:table-cell office:value-type="string" calcext:value-type="string">
            <text:p>Marcelly Martins da Cruz</text:p>
          </table:table-cell>
          <table:table-cell office:value-type="string" calcext:value-type="string">
            <text:p><text:s/>Da Arte Barroca à Contemporânea</text:p>
          </table:table-cell>
          <table:table-cell office:value-type="float" office:value="2020418" calcext:value-type="float">
            <text:p>2020418</text:p>
          </table:table-cell>
          <table:table-cell/>
        </table:table-row>
        <table:table-row table:style-name="ro1">
          <table:table-cell office:value-type="string" calcext:value-type="string">
            <text:p>Jorge Amado</text:p>
          </table:table-cell>
          <table:table-cell office:value-type="string" calcext:value-type="string">
            <text:p><text:s/>Dos and Don</text:p>
          </table:table-cell>
          <table:table-cell office:value-type="float" office:value="2020424" calcext:value-type="float">
            <text:p>2020424</text:p>
          </table:table-cell>
          <table:table-cell/>
        </table:table-row>
        <table:table-row table:style-name="ro1">
          <table:table-cell office:value-type="string" calcext:value-type="string">
            <text:p>Kauã Evandro Soares Vieira Fernandes</text:p>
          </table:table-cell>
          <table:table-cell office:value-type="string" calcext:value-type="string">
            <text:p><text:s/>Dos and Don</text:p>
          </table:table-cell>
          <table:table-cell office:value-type="float" office:value="2020426" calcext:value-type="float">
            <text:p>2020426</text:p>
          </table:table-cell>
          <table:table-cell/>
        </table:table-row>
        <table:table-row table:style-name="ro1">
          <table:table-cell office:value-type="string" calcext:value-type="string">
            <text:p>Darichelle Cristina Rocha Vilaça</text:p>
          </table:table-cell>
          <table:table-cell office:value-type="string" calcext:value-type="string">
            <text:p><text:s/>Dos and Don</text:p>
          </table:table-cell>
          <table:table-cell office:value-type="float" office:value="2020434" calcext:value-type="float">
            <text:p>2020434</text:p>
          </table:table-cell>
          <table:table-cell/>
        </table:table-row>
        <table:table-row table:style-name="ro1">
          <table:table-cell office:value-type="string" calcext:value-type="string">
            <text:p>Andrielly da Silva Jorge</text:p>
          </table:table-cell>
          <table:table-cell office:value-type="string" calcext:value-type="string">
            <text:p><text:s/>História da Enfermagem</text:p>
          </table:table-cell>
          <table:table-cell office:value-type="float" office:value="2020438" calcext:value-type="float">
            <text:p>2020438</text:p>
          </table:table-cell>
          <table:table-cell/>
        </table:table-row>
        <table:table-row table:style-name="ro1">
          <table:table-cell office:value-type="string" calcext:value-type="string">
            <text:p>Karen Elesbão Bernardo</text:p>
          </table:table-cell>
          <table:table-cell office:value-type="string" calcext:value-type="string">
            <text:p><text:s/>História da Enfermagem</text:p>
          </table:table-cell>
          <table:table-cell office:value-type="float" office:value="2020444" calcext:value-type="float">
            <text:p>2020444</text:p>
          </table:table-cell>
          <table:table-cell/>
        </table:table-row>
        <table:table-row table:style-name="ro1">
          <table:table-cell office:value-type="string" calcext:value-type="string">
            <text:p>Letícia da Silva Adolfo Simões</text:p>
          </table:table-cell>
          <table:table-cell office:value-type="string" calcext:value-type="string">
            <text:p><text:s/>História da Enfermagem</text:p>
          </table:table-cell>
          <table:table-cell office:value-type="float" office:value="2020451" calcext:value-type="float">
            <text:p>2020451</text:p>
          </table:table-cell>
          <table:table-cell/>
        </table:table-row>
        <table:table-row table:style-name="ro1">
          <table:table-cell office:value-type="string" calcext:value-type="string">
            <text:p>Mariana Venancio dos Santos</text:p>
          </table:table-cell>
          <table:table-cell office:value-type="string" calcext:value-type="string">
            <text:p><text:s/>História da Enfermagem</text:p>
          </table:table-cell>
          <table:table-cell office:value-type="float" office:value="2020452" calcext:value-type="float">
            <text:p>2020452</text:p>
          </table:table-cell>
          <table:table-cell/>
        </table:table-row>
        <table:table-row table:style-name="ro1">
          <table:table-cell office:value-type="string" calcext:value-type="string">
            <text:p>Rafaela Cruz Azeredo</text:p>
          </table:table-cell>
          <table:table-cell office:value-type="string" calcext:value-type="string">
            <text:p><text:s/>História da Enfermagem</text:p>
          </table:table-cell>
          <table:table-cell office:value-type="float" office:value="2020456" calcext:value-type="float">
            <text:p>20204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7T12:36:15.985934115</dc:date>
    <meta:editing-duration>PT1M53S</meta:editing-duration>
    <meta:editing-cycles>1</meta:editing-cycles>
    <meta:document-statistic meta:table-count="1" meta:cell-count="166" meta:object-count="0"/>
    <meta:generator>LibreOffice/6.0.7.3$Linux_X86_64 LibreOffice_project/00m0$Build-3</meta:generator>
  </office:meta>
</office:document-meta>
</file>